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officeooo:rsid="0012a951" officeooo:paragraph-rsid="0012a951"/>
    </style:style>
    <style:style style:name="P2" style:family="paragraph" style:parent-style-name="Text_20_body">
      <style:text-properties style:font-name="arial" fo:font-style="italic" officeooo:rsid="0012a951" officeooo:paragraph-rsid="0012a951" style:font-style-asian="italic" style:font-style-complex="italic"/>
    </style:style>
    <style:style style:name="P3" style:family="paragraph" style:parent-style-name="Text_20_body">
      <style:text-properties style:font-name="arial" fo:font-style="normal" officeooo:rsid="00137671" officeooo:paragraph-rsid="00137671" style:font-style-asian="normal" style:font-style-complex="normal"/>
    </style:style>
    <style:style style:name="P4" style:family="paragraph" style:parent-style-name="Text_20_body">
      <style:text-properties style:font-name="arial" fo:font-style="normal" officeooo:rsid="00139f54" officeooo:paragraph-rsid="00139f54" style:font-style-asian="normal" style:font-style-complex="normal"/>
    </style:style>
    <style:style style:name="P5" style:family="paragraph" style:parent-style-name="Text_20_body">
      <style:text-properties style:font-name="arial" fo:font-style="normal" fo:font-weight="bold" officeooo:rsid="00139f54" officeooo:paragraph-rsid="00139f54" style:font-style-asian="normal" style:font-weight-asian="bold" style:font-style-complex="normal" style:font-weight-complex="bold"/>
    </style:style>
    <style:style style:name="P6" style:family="paragraph" style:parent-style-name="Text_20_body">
      <style:text-properties style:font-name="arial" fo:font-style="normal" fo:font-weight="bold" officeooo:rsid="001446c4" officeooo:paragraph-rsid="001446c4" style:font-style-asian="normal" style:font-weight-asian="bold" style:font-style-complex="normal" style:font-weight-complex="bold"/>
    </style:style>
    <style:style style:name="P7" style:family="paragraph" style:parent-style-name="Text_20_body">
      <style:text-properties style:font-name="arial" fo:font-style="normal" fo:font-weight="bold" officeooo:rsid="0014cb8f" officeooo:paragraph-rsid="0014cb8f" style:font-style-asian="normal" style:font-weight-asian="bold" style:font-style-complex="normal" style:font-weight-complex="bold"/>
    </style:style>
    <style:style style:name="P8" style:family="paragraph" style:parent-style-name="Text_20_body">
      <style:text-properties style:font-name="arial" fo:font-style="normal" fo:font-weight="bold" officeooo:rsid="0015cf2b" officeooo:paragraph-rsid="0015cf2b" style:font-style-asian="normal" style:font-weight-asian="bold" style:font-style-complex="normal" style:font-weight-complex="bold"/>
    </style:style>
    <style:style style:name="P9" style:family="paragraph" style:parent-style-name="Text_20_body">
      <style:text-properties style:font-name="arial" fo:font-style="normal" fo:font-weight="bold" officeooo:rsid="0021cf76" officeooo:paragraph-rsid="0021cf76" style:font-style-asian="normal" style:font-weight-asian="bold" style:font-style-complex="normal" style:font-weight-complex="bold"/>
    </style:style>
    <style:style style:name="P10" style:family="paragraph" style:parent-style-name="Text_20_body">
      <style:text-properties style:font-name="arial" fo:font-style="normal" fo:font-weight="normal" officeooo:rsid="0012a951" officeooo:paragraph-rsid="0012a951" style:font-style-asian="normal" style:font-weight-asian="normal" style:font-style-complex="normal" style:font-weight-complex="normal"/>
    </style:style>
    <style:style style:name="P11" style:family="paragraph" style:parent-style-name="Text_20_body">
      <style:text-properties style:font-name="arial" fo:font-style="normal" fo:font-weight="normal" officeooo:rsid="00137671" officeooo:paragraph-rsid="00137671" style:font-style-asian="normal" style:font-weight-asian="normal" style:font-style-complex="normal" style:font-weight-complex="normal"/>
    </style:style>
    <style:style style:name="P12" style:family="paragraph" style:parent-style-name="Text_20_body">
      <style:text-properties style:font-name="arial" fo:font-style="normal" fo:font-weight="normal" officeooo:rsid="00139f54" officeooo:paragraph-rsid="00139f54" style:font-style-asian="normal" style:font-weight-asian="normal" style:font-style-complex="normal" style:font-weight-complex="normal"/>
    </style:style>
    <style:style style:name="P13" style:family="paragraph" style:parent-style-name="Text_20_body">
      <style:text-properties style:font-name="arial" fo:font-style="normal" fo:font-weight="normal" officeooo:rsid="001446c4" officeooo:paragraph-rsid="001446c4" style:font-style-asian="normal" style:font-weight-asian="normal" style:font-style-complex="normal" style:font-weight-complex="normal"/>
    </style:style>
    <style:style style:name="P14" style:family="paragraph" style:parent-style-name="Text_20_body">
      <style:text-properties style:font-name="arial" fo:font-style="normal" fo:font-weight="normal" officeooo:rsid="0014cb8f" officeooo:paragraph-rsid="0014cb8f" style:font-style-asian="normal" style:font-weight-asian="normal" style:font-style-complex="normal" style:font-weight-complex="normal"/>
    </style:style>
    <style:style style:name="P15" style:family="paragraph" style:parent-style-name="Text_20_body">
      <style:text-properties style:font-name="arial" fo:font-style="normal" fo:font-weight="normal" officeooo:rsid="0015cf2b" officeooo:paragraph-rsid="0015cf2b" style:font-style-asian="normal" style:font-weight-asian="normal" style:font-style-complex="normal" style:font-weight-complex="normal"/>
    </style:style>
    <style:style style:name="P16" style:family="paragraph" style:parent-style-name="Text_20_body">
      <style:text-properties style:font-name="arial" fo:font-style="normal" fo:font-weight="normal" officeooo:rsid="00178471" officeooo:paragraph-rsid="00178471" style:font-style-asian="normal" style:font-weight-asian="normal" style:font-style-complex="normal" style:font-weight-complex="normal"/>
    </style:style>
    <style:style style:name="P17" style:family="paragraph" style:parent-style-name="Text_20_body">
      <style:text-properties style:font-name="arial" fo:font-style="normal" fo:font-weight="normal" officeooo:rsid="00197619" officeooo:paragraph-rsid="00197619" style:font-style-asian="normal" style:font-weight-asian="normal" style:font-style-complex="normal" style:font-weight-complex="normal"/>
    </style:style>
    <style:style style:name="P18" style:family="paragraph" style:parent-style-name="Text_20_body">
      <style:text-properties style:font-name="arial" fo:font-style="normal" fo:font-weight="normal" officeooo:rsid="001fcdd9" officeooo:paragraph-rsid="001fcdd9" style:font-style-asian="normal" style:font-weight-asian="normal" style:font-style-complex="normal" style:font-weight-complex="normal"/>
    </style:style>
    <style:style style:name="P19" style:family="paragraph" style:parent-style-name="Text_20_body">
      <style:text-properties style:font-name="arial" fo:font-style="normal" fo:font-weight="normal" officeooo:rsid="00201f84" officeooo:paragraph-rsid="00201f84" style:font-style-asian="normal" style:font-weight-asian="normal" style:font-style-complex="normal" style:font-weight-complex="normal"/>
    </style:style>
    <style:style style:name="P20" style:family="paragraph" style:parent-style-name="Text_20_body">
      <style:text-properties style:font-name="arial" fo:font-style="normal" fo:font-weight="normal" officeooo:rsid="0021cf76" officeooo:paragraph-rsid="0021cf76" style:font-style-asian="normal" style:font-weight-asian="normal" style:font-style-complex="normal" style:font-weight-complex="normal"/>
    </style:style>
    <style:style style:name="P21" style:family="paragraph" style:parent-style-name="Text_20_body">
      <style:text-properties style:font-name="arial" fo:font-style="normal" fo:font-weight="normal" officeooo:rsid="00234738" officeooo:paragraph-rsid="00234738" style:font-style-asian="normal" style:font-weight-asian="normal" style:font-style-complex="normal" style:font-weight-complex="normal"/>
    </style:style>
    <style:style style:name="P22" style:family="paragraph" style:parent-style-name="Text_20_body">
      <style:text-properties style:font-name="arial" fo:font-style="normal" fo:font-weight="normal" officeooo:rsid="0027baeb" officeooo:paragraph-rsid="0027baeb" style:font-style-asian="normal" style:font-weight-asian="normal" style:font-style-complex="normal" style:font-weight-complex="normal"/>
    </style:style>
    <style:style style:name="P23" style:family="paragraph" style:parent-style-name="Text_20_body">
      <style:text-properties style:font-name="arial" fo:font-style="normal" fo:font-weight="normal" officeooo:rsid="002895f4" officeooo:paragraph-rsid="002895f4" style:font-style-asian="normal" style:font-weight-asian="normal" style:font-style-complex="normal" style:font-weight-complex="normal"/>
    </style:style>
    <style:style style:name="P24" style:family="paragraph" style:parent-style-name="Text_20_body">
      <style:text-properties style:font-name="arial" fo:font-style="normal" fo:font-weight="normal" officeooo:rsid="00298c51" officeooo:paragraph-rsid="00298c51" style:font-style-asian="normal" style:font-weight-asian="normal" style:font-style-complex="normal" style:font-weight-complex="normal"/>
    </style:style>
    <style:style style:name="P25" style:family="paragraph" style:parent-style-name="Text_20_body">
      <style:text-properties style:font-name="arial" fo:font-style="normal" fo:font-weight="normal" officeooo:rsid="002b13e0" officeooo:paragraph-rsid="002b13e0" style:font-style-asian="normal" style:font-weight-asian="normal" style:font-style-complex="normal" style:font-weight-complex="normal"/>
    </style:style>
    <style:style style:name="P26" style:family="paragraph" style:parent-style-name="Text_20_body">
      <style:text-properties style:font-name="arial" fo:font-style="normal" fo:font-weight="normal" officeooo:rsid="002bd2d5" officeooo:paragraph-rsid="002bd2d5" style:font-style-asian="normal" style:font-weight-asian="normal" style:font-style-complex="normal" style:font-weight-complex="normal"/>
    </style:style>
    <style:style style:name="P27" style:family="paragraph" style:parent-style-name="Text_20_body">
      <style:text-properties style:font-name="arial" fo:font-style="normal" fo:font-weight="normal" officeooo:rsid="002dcd2b" officeooo:paragraph-rsid="002dcd2b" style:font-style-asian="normal" style:font-weight-asian="normal" style:font-style-complex="normal" style:font-weight-complex="normal"/>
    </style:style>
    <style:style style:name="P28" style:family="paragraph" style:parent-style-name="Text_20_body">
      <style:text-properties style:font-name="FreeMono" fo:font-style="normal" fo:font-weight="bold" officeooo:rsid="001446c4" officeooo:paragraph-rsid="001446c4" fo:background-color="#eeeeee" style:font-style-asian="normal" style:font-weight-asian="bold" style:font-style-complex="normal" style:font-weight-complex="bold"/>
    </style:style>
    <style:style style:name="P29" style:family="paragraph" style:parent-style-name="Text_20_body">
      <style:text-properties fo:color="#666666" style:font-name="arial" fo:font-size="10.5pt" fo:font-style="italic" fo:font-weight="normal" officeooo:rsid="002895f4" officeooo:paragraph-rsid="002895f4" style:font-size-asian="10.5pt" style:font-style-asian="italic" style:font-weight-asian="normal" style:font-size-complex="10.5pt" style:font-style-complex="italic" style:font-weight-complex="normal"/>
    </style:style>
    <style:style style:name="P30" style:family="paragraph" style:parent-style-name="Title">
      <style:paragraph-properties fo:margin-top="0in" fo:margin-bottom="0.0799in" loext:contextual-spacing="false"/>
      <style:text-properties officeooo:rsid="0012a951" officeooo:paragraph-rsid="0012a951"/>
    </style:style>
    <style:style style:name="P31" style:family="paragraph" style:parent-style-name="Text_20_body" style:list-style-name="L1">
      <style:text-properties style:font-name="arial" fo:font-style="normal" fo:font-weight="normal" officeooo:rsid="00178471" officeooo:paragraph-rsid="00178471" style:font-style-asian="normal" style:font-weight-asian="normal" style:font-style-complex="normal" style:font-weight-complex="normal"/>
    </style:style>
    <style:style style:name="P32" style:family="paragraph" style:parent-style-name="Text_20_body" style:list-style-name="L2">
      <style:text-properties style:font-name="arial" fo:font-style="normal" fo:font-weight="normal" officeooo:rsid="00234738" officeooo:paragraph-rsid="00234738" style:font-style-asian="normal" style:font-weight-asian="normal" style:font-style-complex="normal" style:font-weight-complex="normal"/>
    </style:style>
    <style:style style:name="P33" style:family="paragraph" style:parent-style-name="Text_20_body">
      <style:text-properties style:font-name="arial" fo:font-style="normal" fo:font-weight="normal" officeooo:rsid="0032b900" officeooo:paragraph-rsid="0032b900" style:font-style-asian="normal" style:font-weight-asian="normal" style:font-style-complex="normal" style:font-weight-complex="normal"/>
    </style:style>
    <style:style style:name="P34" style:family="paragraph" style:parent-style-name="Text_20_body">
      <style:text-properties style:font-name="arial" fo:font-style="normal" fo:font-weight="normal" officeooo:rsid="003325cd" officeooo:paragraph-rsid="003325cd" style:font-style-asian="normal" style:font-weight-asian="normal" style:font-style-complex="normal" style:font-weight-complex="normal"/>
    </style:style>
    <style:style style:name="P35" style:family="paragraph" style:parent-style-name="Text_20_body">
      <style:text-properties style:font-name="FreeMono" fo:font-style="normal" fo:font-weight="normal" officeooo:rsid="00298c51" officeooo:paragraph-rsid="00298c51" fo:background-color="#eeeeee" style:font-style-asian="normal" style:font-weight-asian="normal" style:font-style-complex="normal" style:font-weight-complex="normal"/>
    </style:style>
    <style:style style:name="P36" style:family="paragraph" style:parent-style-name="Text_20_body">
      <style:text-properties officeooo:rsid="003325cd" officeooo:paragraph-rsid="003325cd"/>
    </style:style>
    <style:style style:name="P37" style:family="paragraph" style:parent-style-name="Text_20_body">
      <style:text-properties officeooo:rsid="003507f8" officeooo:paragraph-rsid="003507f8"/>
    </style:style>
    <style:style style:name="P38" style:family="paragraph" style:parent-style-name="Text_20_body">
      <style:text-properties officeooo:rsid="0035df35" officeooo:paragraph-rsid="0035df35"/>
    </style:style>
    <style:style style:name="P39" style:family="paragraph" style:parent-style-name="Text_20_body">
      <style:text-properties officeooo:rsid="00378996" officeooo:paragraph-rsid="00378996"/>
    </style:style>
    <style:style style:name="P40" style:family="paragraph" style:parent-style-name="Text_20_body" style:list-style-name="L5">
      <style:text-properties officeooo:rsid="00378996" officeooo:paragraph-rsid="00378996"/>
    </style:style>
    <style:style style:name="P41" style:family="paragraph" style:parent-style-name="Text_20_body" style:list-style-name="L5">
      <style:text-properties officeooo:rsid="00381c3e" officeooo:paragraph-rsid="00381c3e"/>
    </style:style>
    <style:style style:name="P42" style:family="paragraph" style:parent-style-name="Text_20_body">
      <style:text-properties officeooo:rsid="0039ede2" officeooo:paragraph-rsid="0039ede2"/>
    </style:style>
    <style:style style:name="P43" style:family="paragraph" style:parent-style-name="Text_20_body">
      <style:text-properties officeooo:rsid="003b99f9" officeooo:paragraph-rsid="003b99f9"/>
    </style:style>
    <style:style style:name="P44" style:family="paragraph" style:parent-style-name="Text_20_body">
      <style:text-properties officeooo:rsid="003d3733" officeooo:paragraph-rsid="003d3733"/>
    </style:style>
    <style:style style:name="P45" style:family="paragraph" style:parent-style-name="Text_20_body">
      <style:text-properties officeooo:rsid="0040fcba" officeooo:paragraph-rsid="0040fcba"/>
    </style:style>
    <style:style style:name="P46" style:family="paragraph" style:parent-style-name="Text_20_body">
      <style:text-properties officeooo:rsid="004234ab" officeooo:paragraph-rsid="004234ab"/>
    </style:style>
    <style:style style:name="P47" style:family="paragraph" style:parent-style-name="Text_20_body">
      <style:text-properties fo:font-style="italic" officeooo:rsid="004234ab" officeooo:paragraph-rsid="004234ab" style:font-style-asian="italic" style:font-style-complex="italic"/>
    </style:style>
    <style:style style:name="P48" style:family="paragraph" style:parent-style-name="Heading_20_1">
      <style:text-properties officeooo:rsid="0012a951" officeooo:paragraph-rsid="0012a951"/>
    </style:style>
    <style:style style:name="P49" style:family="paragraph" style:parent-style-name="Heading_20_1">
      <style:text-properties officeooo:rsid="001eb028" officeooo:paragraph-rsid="001eb028"/>
    </style:style>
    <style:style style:name="P50" style:family="paragraph" style:parent-style-name="Heading_20_1">
      <style:text-properties officeooo:rsid="0024ec1a" officeooo:paragraph-rsid="0024ec1a"/>
    </style:style>
    <style:style style:name="P51" style:family="paragraph" style:parent-style-name="Heading_20_1">
      <style:text-properties officeooo:rsid="002e44c6" officeooo:paragraph-rsid="002e44c6"/>
    </style:style>
    <style:style style:name="P52" style:family="paragraph" style:parent-style-name="Heading_20_2">
      <style:text-properties officeooo:rsid="0012a951" officeooo:paragraph-rsid="0012a951"/>
    </style:style>
    <style:style style:name="P53" style:family="paragraph" style:parent-style-name="Heading_20_2">
      <style:text-properties officeooo:rsid="00137671" officeooo:paragraph-rsid="00137671"/>
    </style:style>
    <style:style style:name="P54" style:family="paragraph" style:parent-style-name="Heading_20_2">
      <style:text-properties officeooo:rsid="00139f54" officeooo:paragraph-rsid="00139f54"/>
    </style:style>
    <style:style style:name="P55" style:family="paragraph" style:parent-style-name="Heading_20_2">
      <style:text-properties officeooo:rsid="001446c4" officeooo:paragraph-rsid="001446c4"/>
    </style:style>
    <style:style style:name="P56" style:family="paragraph" style:parent-style-name="Heading_20_2">
      <style:text-properties officeooo:rsid="0014cb8f" officeooo:paragraph-rsid="0014cb8f"/>
    </style:style>
    <style:style style:name="P57" style:family="paragraph" style:parent-style-name="Heading_20_2">
      <style:text-properties officeooo:rsid="0015cf2b" officeooo:paragraph-rsid="0015cf2b"/>
    </style:style>
    <style:style style:name="P58" style:family="paragraph" style:parent-style-name="Heading_20_2">
      <style:text-properties officeooo:rsid="00178471" officeooo:paragraph-rsid="00178471"/>
    </style:style>
    <style:style style:name="P59" style:family="paragraph" style:parent-style-name="Heading_20_2">
      <style:text-properties officeooo:rsid="00197619" officeooo:paragraph-rsid="00197619"/>
    </style:style>
    <style:style style:name="P60" style:family="paragraph" style:parent-style-name="Heading_20_2">
      <style:text-properties officeooo:rsid="001fcdd9" officeooo:paragraph-rsid="001fcdd9"/>
    </style:style>
    <style:style style:name="P61" style:family="paragraph" style:parent-style-name="Heading_20_2">
      <style:text-properties officeooo:rsid="00201f84" officeooo:paragraph-rsid="00201f84"/>
    </style:style>
    <style:style style:name="P62" style:family="paragraph" style:parent-style-name="Heading_20_2">
      <style:text-properties officeooo:rsid="0021cf76" officeooo:paragraph-rsid="0021cf76"/>
    </style:style>
    <style:style style:name="P63" style:family="paragraph" style:parent-style-name="Heading_20_2">
      <style:text-properties officeooo:rsid="00234738" officeooo:paragraph-rsid="00234738"/>
    </style:style>
    <style:style style:name="P64" style:family="paragraph" style:parent-style-name="Heading_20_2">
      <style:text-properties officeooo:rsid="0027baeb" officeooo:paragraph-rsid="0027baeb"/>
    </style:style>
    <style:style style:name="P65" style:family="paragraph" style:parent-style-name="Heading_20_2">
      <style:text-properties officeooo:rsid="002895f4" officeooo:paragraph-rsid="002895f4"/>
    </style:style>
    <style:style style:name="P66" style:family="paragraph" style:parent-style-name="Heading_20_2">
      <style:text-properties officeooo:rsid="002b13e0" officeooo:paragraph-rsid="002b13e0"/>
    </style:style>
    <style:style style:name="P67" style:family="paragraph" style:parent-style-name="Heading_20_2">
      <style:text-properties officeooo:rsid="002bd2d5" officeooo:paragraph-rsid="002bd2d5"/>
    </style:style>
    <style:style style:name="P68" style:family="paragraph" style:parent-style-name="Heading_20_2">
      <style:text-properties officeooo:rsid="002dcd2b" officeooo:paragraph-rsid="002dcd2b"/>
    </style:style>
    <style:style style:name="P69" style:family="paragraph" style:parent-style-name="Heading_20_2">
      <style:text-properties officeooo:rsid="003325cd" officeooo:paragraph-rsid="003325cd"/>
    </style:style>
    <style:style style:name="P70" style:family="paragraph" style:parent-style-name="Heading_20_2">
      <style:text-properties officeooo:rsid="003507f8" officeooo:paragraph-rsid="003507f8"/>
    </style:style>
    <style:style style:name="P71" style:family="paragraph" style:parent-style-name="Heading_20_2">
      <style:text-properties officeooo:rsid="00378996" officeooo:paragraph-rsid="00378996"/>
    </style:style>
    <style:style style:name="P72" style:family="paragraph" style:parent-style-name="Heading_20_2">
      <style:text-properties officeooo:rsid="00399732" officeooo:paragraph-rsid="00399732"/>
    </style:style>
    <style:style style:name="P73" style:family="paragraph" style:parent-style-name="Heading_20_2">
      <style:text-properties officeooo:rsid="003d3733" officeooo:paragraph-rsid="003d3733"/>
    </style:style>
    <style:style style:name="P74" style:family="paragraph" style:parent-style-name="Heading_20_2">
      <style:text-properties officeooo:rsid="003ebfcf" officeooo:paragraph-rsid="003ebfcf"/>
    </style:style>
    <style:style style:name="P75" style:family="paragraph" style:parent-style-name="Heading_20_2">
      <style:text-properties officeooo:rsid="004234ab" officeooo:paragraph-rsid="004234a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999999" fo:font-weight="normal" style:font-weight-asian="normal" style:font-weight-complex="normal"/>
    </style:style>
    <style:style style:name="T8" style:family="text">
      <style:text-properties officeooo:rsid="001fc78b"/>
    </style:style>
    <style:style style:name="T9" style:family="text">
      <style:text-properties style:font-name="FreeMono" fo:background-color="#eeeeee" loext:char-shading-value="0"/>
    </style:style>
    <style:style style:name="T10" style:family="text">
      <style:text-properties fo:color="#666666" style:font-name="FreeMono" fo:background-color="#eeeeee" loext:char-shading-value="0"/>
    </style:style>
    <style:style style:name="T11" style:family="text">
      <style:text-properties style:font-name="arial" fo:font-style="normal" fo:font-weight="normal" style:font-style-asian="normal" style:font-weight-asian="normal" style:font-style-complex="normal" style:font-weight-complex="normal"/>
    </style:style>
    <style:style style:name="T12" style:family="text">
      <style:text-properties style:font-name="arial" fo:font-style="normal" fo:font-weight="normal" officeooo:rsid="003ebfcf" style:font-style-asian="normal" style:font-weight-asian="normal" style:font-style-complex="normal" style:font-weight-complex="normal"/>
    </style:style>
    <style:style style:name="T13" style:family="text">
      <style:text-properties style:font-name="arial" fo:font-style="normal" fo:font-weight="normal" officeooo:rsid="003ff8a8" style:font-style-asian="normal" style:font-weight-asian="normal" style:font-style-complex="normal" style:font-weight-complex="normal"/>
    </style:style>
    <style:style style:name="T14" style:family="text">
      <style:text-properties style:font-name="arial" fo:font-style="normal" fo:font-weight="normal" officeooo:rsid="004234ab" style:font-style-asian="normal" style:font-weight-asian="normal" style:font-style-complex="normal" style:font-weight-complex="normal"/>
    </style:style>
    <style:style style:name="T15" style:family="text">
      <style:text-properties style:font-name="arial" fo:font-style="normal" fo:font-weight="bold" style:font-style-asian="normal" style:font-weight-asian="bold" style:font-style-complex="normal" style:font-weight-complex="bold"/>
    </style:style>
    <style:style style:name="T16" style:family="text">
      <style:text-properties style:font-name="arial" fo:font-style="italic" fo:font-weight="normal" style:font-style-asian="italic" style:font-weight-asian="normal" style:font-style-complex="italic" style:font-weight-complex="normal"/>
    </style:style>
    <style:style style:name="T17" style:family="text">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emory and Pointers – Notes</text:p>
      <text:h text:style-name="P48" text:outline-level="1">Section 1 – Basic Pointers</text:h>
      <text:p text:style-name="P1">A lot of computing can only be done using pointers. But with great power, comes great responsibility.</text:p>
      <text:p text:style-name="P1">Pointers allow for new and uglier types of bugs, and pointer bugs can crash in random ways, which make them difficult to debug. Nonetheless, they are a very powerful programming tool.</text:p>
      <text:h text:style-name="P52" text:outline-level="2">Why have pointers?</text:h>
      <text:p text:style-name="P1">Pointers solve two common programming problems:</text:p>
      <text:p text:style-name="P1"><text:tab/>1. They allow different sections of code to easily share information.</text:p>
      <text:p text:style-name="P1"><text:tab/>2. They enable complex “linked” data structures, like linked lists and binary trees.</text:p>
      <text:h text:style-name="P52" text:outline-level="2">What are pointers?</text:h>
      <text:p text:style-name="P1">Pointers are different to variables in the sense that they themselves do not store any values.</text:p>
      <text:p text:style-name="P1">A pointer stores a <text:span text:style-name="T1">reference </text:span><text:span text:style-name="T2">to another value. The variable being pointed to is known as a </text:span><text:span text:style-name="T3">pointee</text:span><text:span text:style-name="T5">.</text:span></text:p>
      <text:p text:style-name="P1"><text:span text:style-name="T5">If we have a pointer pointing to an </text:span><text:span text:style-name="T3">int </text:span><text:span text:style-name="T5">variable, the pointer contains the address of that integer variable, </text:span><text:span text:style-name="T6">not </text:span><text:span text:style-name="T5">the actual value.</text:span></text:p>
      <text:h text:style-name="P52" text:outline-level="2">Pointer Dereference</text:h>
      <text:p text:style-name="P10">Dereferencing a pointer means that we “follow” a pointer’s reference to get the value of its pointee.</text:p>
      <text:p text:style-name="P10">When the dereference operation is used correctly, it just accesses the value of the pointee.</text:p>
      <text:p text:style-name="P2"><text:span text:style-name="T2">The pointer </text:span><text:span text:style-name="T1">must </text:span><text:span text:style-name="T2">have a pointee for the dereference to access.</text:span></text:p>
      <text:h text:style-name="P52" text:outline-level="2">The NULL Pointer</text:h>
      <text:p text:style-name="P10">The constant NULL is a special pointer which “points to nothing”.</text:p>
      <text:p text:style-name="P10">It is convenient to have a well defined pointer value which represents the idea that a pointer does not have a pointee.</text:p>
      <text:p text:style-name="P10">Dereferencing a NULL pointer leads to a runtime error.</text:p>
      <text:h text:style-name="P53" text:outline-level="2"><text:soft-page-break/>Pointer Assignment</text:h>
      <text:p text:style-name="P11">The assignment operator between to pointers make them point to the same pointee.</text:p>
      <text:p text:style-name="P3"><text:span text:style-name="T2">Assignment between pointers never change or even touch the pointee. It </text:span><text:span text:style-name="T3">only </text:span><text:span text:style-name="T2">changes the pointer.</text:span></text:p>
      <text:h text:style-name="P53" text:outline-level="2">Sharing</text:h>
      <text:p text:style-name="P11">Two pointers who point to the same pointee are said to be “sharing”.</text:p>
      <text:p text:style-name="P11">A key advantage to pointers in computer languages is the ability for two pointers to cooperatively share a single memory structure.</text:p>
      <text:p text:style-name="P11">While pointer manipulation is a technique – sharing is often the real goal.</text:p>
      <text:h text:style-name="P53" text:outline-level="2">Shallow and Deep Copying</text:h>
      <text:p text:style-name="P12">Sharing can enable ease of communication between two functions.</text:p>
      <text:p text:style-name="P4"><text:span text:style-name="T2">If one function passes a pointer to the value of interest to another function, both functions can access the value, but the value itself is not copied. They both just know where the value is located. This is termed a </text:span><text:span text:style-name="T3">shallow </text:span><text:span text:style-name="T2">copy.</text:span></text:p>
      <text:p text:style-name="P12">The recipient needs to understand when a copy is shallow, so it knows not to modify or delete the value, as it is shared.</text:p>
      <text:p text:style-name="P4"><text:span text:style-name="T2">The alternative, where a complete copy is made of the value, is knows as a </text:span><text:span text:style-name="T3">deep </text:span><text:span text:style-name="T2">copy. Deep copies are simpler in a way, since both functions can change their copy without interfering with the other’s value.</text:span></text:p>
      <text:p text:style-name="P12">However, deep copies run slower because of all the copying.</text:p>
      <text:h text:style-name="P54" text:outline-level="2">Bad Pointers</text:h>
      <text:p text:style-name="P12">When a pointer is first allocated, it does not have a pointee.</text:p>
      <text:p text:style-name="P4"><text:span text:style-name="T2">The pointer is uninitialized, or simply </text:span><text:span text:style-name="T3">bad</text:span><text:span text:style-name="T2">.</text:span></text:p>
      <text:p text:style-name="P12">Dereferencing a bad pointer is a serious runtime error. It may crash if we’re lucky, but it can also corrupt a random portion of the memory.</text:p>
      <text:p text:style-name="P4"><text:span text:style-name="T2">Each pointer </text:span><text:span text:style-name="T1">must </text:span><text:span text:style-name="T2">be assigned a pointee before it can support dereferencing operations.</text:span></text:p>
      <text:p text:style-name="P5">Every pointer starts out with a bad value<text:span text:style-name="T2">, but correct code overwrites the bad value with a correct reference to a pointee. Thereafter, the pointer works fine.</text:span></text:p>
      <text:p text:style-name="P12"/>
      <text:p text:style-name="P12"/>
      <text:h text:style-name="P55" text:outline-level="2"><text:soft-page-break/>Creating a Pointer</text:h>
      <text:p text:style-name="P28"><text:span text:style-name="T2">int*<text:tab/><text:tab/><text:tab/><text:tab/></text:span><text:span text:style-name="T7">// pointer to int</text:span></text:p>
      <text:p text:style-name="P28"><text:span text:style-name="T2">float*<text:tab/><text:tab/><text:tab/></text:span><text:span text:style-name="T7">// pointer to float</text:span></text:p>
      <text:p text:style-name="P28"><text:span text:style-name="T2">struct fraction*<text:tab/></text:span><text:span text:style-name="T7">// pointer to struct fraction</text:span></text:p>
      <text:p text:style-name="P28"><text:span text:style-name="T2">struct fraction**<text:tab/></text:span><text:span text:style-name="T7">// pointer to struct fraction*</text:span></text:p>
      <text:p text:style-name="P13">The declaration gives the type and name of the new pointer and reserves memory to hold its value.</text:p>
      <text:p text:style-name="P13">The declaration does not assign a pointee for the pointer – it starts out with a bad value.</text:p>
      <text:p text:style-name="P6"><text:span text:style-name="T2">Neither does it allocate space for the pointee. </text:span>Only <text:span text:style-name="T2">the pointer.</text:span></text:p>
      <text:h text:style-name="P56" text:outline-level="2">The &amp; Operator – The Reference Operator</text:h>
      <text:p text:style-name="P7"><text:span text:style-name="T2">The simplest way to compute a reference to a pointee suitable for storing a pointer, is to use the </text:span>&amp; <text:span text:style-name="T2">operator.</text:span></text:p>
      <text:p text:style-name="P14">It can go to the left of any variable, and it computes a reference to that variable.</text:p>
      <text:p text:style-name="P15">The reference operator may create problems during runtime, which would now show up during compile time.</text:p>
      <text:h text:style-name="P57" text:outline-level="2">The * Operator – The Dereference Operator</text:h>
      <text:p text:style-name="P8"><text:span text:style-name="T2">The </text:span>* <text:span text:style-name="T2">operator dereferences a pointer.</text:span></text:p>
      <text:p text:style-name="P15">It is a unary (one operand only) operator which goes to the left of the pointer it dereferences.</text:p>
      <text:p text:style-name="P8"><text:span text:style-name="T2">The pointer </text:span>must <text:span text:style-name="T2">have a pointee, or it’s a runtime error.</text:span></text:p>
      <text:h text:style-name="P58" text:outline-level="2">Pointer Rules Summary</text:h>
      <text:p text:style-name="P16">No matter how complex a pointer structure gets, the list of rules remain short:</text:p>
      <text:list xml:id="list2565264404" text:style-name="L1">
        <text:list-item>
          <text:p text:style-name="P31">A pointer stores a reference to its pointee. The pointee would store something useful, <text:span text:style-name="T8">t</text:span>he pointer <text:span text:style-name="T8">would not</text:span>.</text:p>
        </text:list-item>
        <text:list-item>
          <text:p text:style-name="P31">The dereference operation on a pointer accesses its pointee. A pointer may only be dereferenced after it has been assigned a pointee.</text:p>
        </text:list-item>
        <text:list-item>
          <text:p text:style-name="P31">Allocating a pointer does not automatically assign it to refer to a pointee. This is a separate operation.</text:p>
        </text:list-item>
        <text:list-item>
          <text:p text:style-name="P31">Assignment between two pointers makes them refer to the same pointee. This introduces sharing.</text:p>
        </text:list-item>
      </text:list>
      <text:h text:style-name="P59" text:outline-level="2"><text:soft-page-break/>How Are Pointers Implemented in the Machine?</text:h>
      <text:p text:style-name="P17">Every area of memory in the machine has a numeric address like 1000 or 20452.</text:p>
      <text:p text:style-name="P17">A pointer to an area of memory is really just an integer which is storing the address of that area of memory.</text:p>
      <text:p text:style-name="P17">The dereference operation looks at the address, and goes to that area of memory to retrieve the pointee stored there.</text:p>
      <text:p text:style-name="P17">Pointer assignment copies the numeric address from one pointer to another.</text:p>
      <text:p text:style-name="P17">The NULL constant is generally just the numeric address 0 – the computer never allocates a pointer at 0, so that address can be used to represent NULL.</text:p>
      <text:p text:style-name="P17">Bad pointers are unpredictable because they contain a random address. The pointer has not yet been assigned a valid pointee, so it operates on whatever random area of memory the happen to have the address of.</text:p>
      <text:h text:style-name="P49" text:outline-level="1">Section 2 – Local Memory</text:h>
      <text:h text:style-name="P60" text:outline-level="2">Allocation and Deallocation</text:h>
      <text:p text:style-name="P18">Variables represent storage space in the computers memory.</text:p>
      <text:p text:style-name="P18">A variable being <text:span text:style-name="T1">allocated </text:span>is the term for the technology that gives memory to a variable when necessary. While the variable is allocated, it can be used in the usual sense that it holds a value.</text:p>
      <text:p text:style-name="P18">When the system reclaims this memory, the variable is <text:span text:style-name="T1">deallocated</text:span>. This means there is no longer an area in memory to store its value.</text:p>
      <text:p text:style-name="P18">A variables <text:span text:style-name="T1">lifetime </text:span>is the period of time from when it is allocated, to when it is deallocated.</text:p>
      <text:p text:style-name="P18">In most modern languages, variables will be protected from use when it is deallocated. With pointers, however, the programmer <text:span text:style-name="T4">must </text:span>make sure that allocation is handled correctly.</text:p>
      <text:h text:style-name="P60" text:outline-level="2">Local Memory</text:h>
      <text:p text:style-name="P18">The most common variables are <text:span text:style-name="T1">local </text:span>ones. These are the variables within a function. All of the local variables and parameters taken together are termed <text:span text:style-name="T1">local storage</text:span> of just <text:span text:style-name="T1">locals</text:span>.</text:p>
      <text:p text:style-name="P18">The reason they are termed local is to capture the idea that their lifetime is tied to the function where they are declared.</text:p>
      <text:p text:style-name="P18">Whenever the function runs, its local variables are allocated, and once the function exits, these variables are deallocated.</text:p>
      <text:h text:style-name="P61" text:outline-level="2"><text:soft-page-break/>The Stack</text:h>
      <text:p text:style-name="P19">The <text:span text:style-name="T1">stack </text:span>is the data structure the system uses to implement local storage. The reason the stack data structure was created is because we don’t have to allocate, neither deallocate, memory by hand.</text:p>
      <text:p text:style-name="P19">Reading and writing to stack variables is very fast, as the CPU organizes stack memory efficiently.</text:p>
      <text:p text:style-name="P19">The reason we use lifetimes, is because of the stack’s limited capacity.</text:p>
      <text:h text:style-name="P61" text:outline-level="2">Advantages of Locals</text:h>
      <text:p text:style-name="P19">Locals are <text:span text:style-name="T4">convenient </text:span>as they satisfy a function’s need to to store temporary, independent memory to accomplish its tasks.</text:p>
      <text:p text:style-name="P19">They are <text:span text:style-name="T4">efficient </text:span>in the sense that they are allocated and deallocated very fast and in the way that they recycle memory.</text:p>
      <text:p text:style-name="P19">Local parameters are essentially just local <text:span text:style-name="T4">copies </text:span>of the information from the caller when passed by value. The caller does not share the parameter value, rather, the callee gets its own copy. This is useful because the called function can modify and change its local copy without affecting the original value.</text:p>
      <text:h text:style-name="P62" text:outline-level="2">Disadvantages of Locals</text:h>
      <text:p text:style-name="P20">They have a <text:span text:style-name="T4">short lifetime</text:span>. This means that if we need to continue using the variable after performing operations on it in a separate function, we cannot make use of locals. For this purpose, we have <text:span text:style-name="T1">heap </text:span>memory.</text:p>
      <text:p text:style-name="P20">Since locals are copies of the caller parameters, they do not provide the means of communication from the callee back to the caller. This <text:span text:style-name="T4">restricts communication </text:span>between functions. If we do desire this communication, we would have to make use of reference parameters.</text:p>
      <text:p text:style-name="P9">Local variables may also be known as automatic variables or stack variables.</text:p>
      <text:h text:style-name="P63" text:outline-level="2">The Function Call Stack</text:h>
      <text:p text:style-name="P21">When a function is called, the function call goes through some steps:</text:p>
      <text:list xml:id="list3683771121" text:style-name="L2">
        <text:list-item>
          <text:p text:style-name="P32">Parameter expressions are evaluated.</text:p>
        </text:list-item>
        <text:list-item>
          <text:p text:style-name="P32">Memory is allocated for the function’s locals by pushing a local block of memory onto a runtime call stack.</text:p>
        </text:list-item>
        <text:list-item>
          <text:p text:style-name="P32">The caller’s address of execution is stored as the function’s return address.</text:p>
        </text:list-item>
        <text:list-item>
          <text:p text:style-name="P32">The called function now has a local block available suitable for temporary memory.</text:p>
        </text:list-item>
        <text:list-item>
          <text:p text:style-name="P32">When the function finishes, its locals are popped and flow control returns to the caller with use of the return address.</text:p>
        </text:list-item>
      </text:list>
      <text:h text:style-name="P63" text:outline-level="2"><text:soft-page-break/>Other Notes About the Function Call Process</text:h>
      <text:p text:style-name="P21">Infinite recursion results in <text:span text:style-name="T4">Stack Overflow Error </text:span>because the code keeps calling and calling results in the first three steps, but never reaches the fourth step, meaning the call stack eventually runs out of memory (overflow).</text:p>
      <text:p text:style-name="P21">Local variables have random initial values because step two simply just pushes an entire local block in one operation. This means that each local gets its own area of memory, and this memory may contain whatever the most recent tenant left there. Clearing all of the local blocks for each function call would be too time expensive.</text:p>
      <text:p text:style-name="P21">The “local block” is also known as the function’s <text:span text:style-name="T4">activation record</text:span> or <text:span text:style-name="T4">stack frame</text:span>. The entire block is pushed onto the stack during step two, in a single CPU operation, making it a very fast operation.</text:p>
      <text:p text:style-name="P21">In a multi-threaded environment, each thread gets its own call stack instead of having one single, global call stack.</text:p>
      <text:h text:style-name="P50" text:outline-level="1">Section 3 – Reference Parameters</text:h>
      <text:h text:style-name="P64" text:outline-level="2">Passing by Values And References</text:h>
      <text:p text:style-name="P22">In the “pass by value” scheme, each function has its own separate block of local memory and parameters are copied from the caller’s local memory to the called function’s local memory at the moment of the call.</text:p>
      <text:p text:style-name="P22">If we want to communicate <text:span text:style-name="T4">back </text:span>to the caller, from the called function, a function returning a value may be sufficient in simpler cases, but does not work very well as a permanent solution to more complex situations. Passing by reference solves all of these problems.</text:p>
      <text:p text:style-name="P29">The “value of interest” is the value that the caller and callee wish to communicate between each other.</text:p>
      <text:p text:style-name="P23">A reference parameter <text:span text:style-name="T1">passes a pointer </text:span>to the value of interest, rather than copying the value of interest.</text:p>
      <text:p text:style-name="P23">This technique uses the sharing property of pointers.</text:p>
      <text:p text:style-name="P23">When passing by reference, each function can both see and change the current value of a variable by dereferencing its pointer.</text:p>
      <text:p text:style-name="P23">This way, every function can agree on the value of a variable at all times because it only exists in one place instead of there being multiple copies that need to be handled correctly.</text:p>
      <text:p text:style-name="P23"/>
      <text:p text:style-name="P23"/>
      <text:p text:style-name="P23"/>
      <text:h text:style-name="P65" text:outline-level="2"><text:soft-page-break/>Syntax</text:h>
      <text:p text:style-name="P23">In C, the syntax for <text:span text:style-name="T4">by reference </text:span>parameters just uses pointer operations on the parameters.</text:p>
      <text:p text:style-name="P35">void changeVal(int* refNum) { *refRum += 1; }</text:p>
      <text:p text:style-name="P35">int a = 5;</text:p>
      <text:p text:style-name="P35">changeVal(&amp;5);</text:p>
      <text:p text:style-name="P24"><text:span text:style-name="T9">printf(“%i\n”, a); </text:span><text:span text:style-name="T10">// Output is 6</text:span></text:p>
      <text:p text:style-name="P24">In the above code, we simply use the <text:span text:style-name="T1">&amp; </text:span>operator to pass a reference, instead of making a designated pointer.</text:p>
      <text:p text:style-name="P24">The function that is supposed to <text:span text:style-name="T4">receive </text:span>the reference needs to take a pointer to the corresponding type as a parameter.</text:p>
      <text:p text:style-name="P24">Preceding the parameter identifier with <text:span text:style-name="T4">ref </text:span>is a good practice to indicate that we only to pass a reference, rather than a designated pointer, although both can be done.</text:p>
      <text:p text:style-name="P25">The called function has to use the dereference operator to modify the value as it is a regular pointer.</text:p>
      <text:h text:style-name="P66" text:outline-level="2">Don’t Make Copies</text:h>
      <text:p text:style-name="P25">Reference parameters enable communication between the called function and its caller.</text:p>
      <text:p text:style-name="P25">Another useful purpose for reference parameters is the fact that we avoid making copies, which are both time and memory deficient, <text:span text:style-name="T4">especially </text:span>if the value is large (such as arrays etc.)</text:p>
      <text:p text:style-name="P25">Therefore, we should <text:span text:style-name="T4">always </text:span>avoid making copies when it isn’t necessary.</text:p>
      <text:h text:style-name="P67" text:outline-level="2">Is The &amp; Always Necessary?</text:h>
      <text:p text:style-name="P26">Making a pointer requires computing, this includes the pointer created when passing by reference.</text:p>
      <text:p text:style-name="P26">Therefore, if the calling function already has a designated pointer to the value it wishes to pass, it should use that pointer instead of creating a new one with the reference operator.</text:p>
      <text:h text:style-name="P68" text:outline-level="2">The Double Pointer Case (**)</text:h>
      <text:p text:style-name="P27">Sometimes, the value of interest to be shared and changed may already be a pointer.</text:p>
      <text:p text:style-name="P27">In this case, there is no change in the rules. The reference parameter is still a pointer to the value of interest, even if that value itself is a pointer.</text:p>
      <text:p text:style-name="P27">If the caller and callee want to share an <text:span text:style-name="T1">int*</text:span>, the reference parameter should be an <text:span text:style-name="T1">int**</text:span>.</text:p>
      <text:p text:style-name="P27">A single dereference operation yields the value of interest as it did with a single pointer.</text:p>
      <text:p text:style-name="P27"><text:soft-page-break/>Double pointers are common in linked lists or other pointer manipulating code where the value of interest itself is a pointer, such as a linked list head pointer. A linked list head pointer is itself a pointer to the next element in the linked list, therefore, a pointer to the linked list head pointer would have to be a double pointer, because <text:span text:style-name="T4">it points to a pointer</text:span>.</text:p>
      <text:h text:style-name="P51" text:outline-level="1">Section 4 – Heap Memory</text:h>
      <text:p text:style-name="P33">The heap is the term for “heap” (or “dynamic”) memory.</text:p>
      <text:p text:style-name="P33">The heap is an alternative to local stack memory.</text:p>
      <text:p text:style-name="P33">While the stack is automatic, the heap is quite different. To allocate memory in the heap, a programmer must explicitly request the allocation of a memory block of a particular size. This block will continue to exist until the programmer explicitly requests its deallocation.</text:p>
      <text:p text:style-name="P33">The heap then gives the programmer much greater control of memory, but with greater responsibility, as all the memory allocated to the heap must be managed manually.</text:p>
      <text:p text:style-name="P33">Some advantages to the heap include; <text:span text:style-name="T4">lifetime</text:span>. Since the programmer has full control over exactly when a memory block is allocated and deallocated, it is possible to build data structures in memory, and return said data structure to the caller, which is not possible with local memory.</text:p>
      <text:p text:style-name="P33">Another advantage is <text:span text:style-name="T4">size</text:span>. Allocation of memory can be far more detailed. We can make a memory block size relative to the size of the data at run-time.</text:p>
      <text:p text:style-name="P33">As we get this kind of control, some disadvantages follow it; <text:span text:style-name="T4">more work</text:span>. Heap management must be explicitly controlled through code that is written by a programmer, unlike the stack, which does this automatically.</text:p>
      <text:p text:style-name="P34">More, as well as more complex bugs may arise. Now that memory management is in human control, it is prone to failure or unexpected behavior. Local memory may be constrained, but at least it’s never <text:span text:style-name="T1">wrong</text:span>.</text:p>
      <text:h text:style-name="P69" text:outline-level="2">Heap Allocation</text:h>
      <text:p text:style-name="P36"><text:span text:style-name="T11">The heap is a large area of memory, available for use by the program.</text:span></text:p>
      <text:p text:style-name="P36"><text:span text:style-name="T11">To make use of this area, the program may request blocks of memory from it. To do this, the programmer makes an explicit request by calling the heap </text:span><text:span text:style-name="T15">allocation </text:span><text:span text:style-name="T11">function. This function reserves a block of memory of the requested size, and returns a pointer to it.</text:span></text:p>
      <text:p text:style-name="P36"><text:span text:style-name="T11">Since we reserve a block of memory in the heap, we need that returned pointer to use it. Therefore, the block in the heap always plays the role of a “pointee”. The program </text:span><text:span text:style-name="T16">must </text:span><text:span text:style-name="T11">manipulate the heap block through pointers, as this is the only way the program can understand which heap block we’re referring to.</text:span></text:p>
      <text:p text:style-name="P36"><text:span text:style-name="T11">The heap block pointers are sometimes known as </text:span><text:span text:style-name="T16">base address </text:span><text:span text:style-name="T11">pointers, as by convention, they point to the base (lowest address byte) of the block.</text:span></text:p>
      <text:p text:style-name="P37"><text:soft-page-break/><text:span text:style-name="T11">The heap manager can allocate blocks wherever it wants, so long as the blocks do not overlap and they are the requested size.</text:span></text:p>
      <text:p text:style-name="P37"><text:span text:style-name="T11">Any heap memory currently in use by the program is “in use”, while other areas may not be occupied yet, therefore, they are “free” and are able to satisfy additional allocation requests.</text:span></text:p>
      <text:p text:style-name="P37"><text:span text:style-name="T11">The heap manager has its own, private data structure to record and track what areas of the heap are committed to what purpose at any moment.</text:span></text:p>
      <text:h text:style-name="P70" text:outline-level="2">Heap Deallocation</text:h>
      <text:p text:style-name="P37"><text:span text:style-name="T11">When a program finishes using a block of memory, it needs to explicitly </text:span><text:span text:style-name="T15">deallocate</text:span><text:span text:style-name="T11"> the block to indicate to the heap manager that that specific block at that pointer may now be freed and should be available for future allocation.</text:span></text:p>
      <text:p text:style-name="P38"><text:span text:style-name="T11">After the deallocation, the pointer still exists, but it is now a bad pointer, therefore, a program must never access this deallocated pointee.</text:span></text:p>
      <text:p text:style-name="P38"><text:span text:style-name="T11">A smart way to manage this, is to set the pointer to NULL immediately after deallocation to make explicit the fact that this pointer is no longer valid.</text:span></text:p>
      <text:h text:style-name="P71" text:outline-level="2">Programming The Heap</text:h>
      <text:p text:style-name="P39"><text:span text:style-name="T11">When managing the heap through a program, there are some things to keep in mind:</text:span></text:p>
      <text:list xml:id="list3690653994" text:style-name="L5">
        <text:list-item>
          <text:p text:style-name="P40"><text:span text:style-name="T11">For languages that may manipulate the heap, there is usually some library code to support it. With this code, the programmer makes requests to the heap manager, and the manager does it from there. In C, the heap is managed by the </text:span><text:span text:style-name="T16">ANSI </text:span><text:span text:style-name="T11">library library function </text:span><text:span text:style-name="T16">malloc(), free(), </text:span><text:span text:style-name="T11">and </text:span><text:span text:style-name="T16">realloc()</text:span><text:span text:style-name="T11">.</text:span></text:p>
        </text:list-item>
        <text:list-item>
          <text:p text:style-name="P40"><text:span text:style-name="T11">The heap manager keeps track of the free memory, and the memory that is in use. The programmer only needs to allocate, deallocate, and use pointers to manage the data stored in the blocks.</text:span></text:p>
        </text:list-item>
        <text:list-item>
          <text:p text:style-name="P40"><text:span text:style-name="T11">The heap normally has a fixed size, or at least appears to be fixed but extremely large size backed by virtual memory. It can always “fill up” if it can no longer satisfy allocation requests. Usually, this results in a NULL pointer. The allocation function will always communicate this run-time condition.</text:span></text:p>
        </text:list-item>
        <text:list-item>
          <text:p text:style-name="P41"><text:span text:style-name="T11">Once a block of memory is in use, the caller can now use that memory by dereferencing its pointer. The block is guaranteed to be reserved for the sole use of the caller – it will not hand out that same area to some other caller.</text:span></text:p>
        </text:list-item>
        <text:list-item>
          <text:p text:style-name="P41"><text:span text:style-name="T11">The location and size of a memory block is fixed once it’s allocated.</text:span></text:p>
        </text:list-item>
        <text:list-item>
          <text:p text:style-name="P41"><text:span text:style-name="T11">The initial value is usually random until the caller sets some other useful value.</text:span></text:p>
        </text:list-item>
        <text:list-item>
          <text:p text:style-name="P41"><text:span text:style-name="T11">The deallocation function is the opposite of the allocation function. It makes a single deallocation call to return a block of memory to the heap, which is then freed.</text:span></text:p>
        </text:list-item>
      </text:list>
      <text:h text:style-name="P72" text:outline-level="2"><text:soft-page-break/>Heap Array in C</text:h>
      <text:p text:style-name="P42"><text:span text:style-name="T11">Since C can treat any pointer as an array, it is convenient to allocate arrays in the heap.</text:span></text:p>
      <text:p text:style-name="P42"><text:span text:style-name="T11">The size of the array memory block is the size of each elements (sizeof()), multiplied by the number of elements in the array.</text:span></text:p>
      <text:p text:style-name="P43"><text:span text:style-name="T11">The correct formula for the size of an array block is as follows: </text:span><text:span text:style-name="T16">element-size * number-of-elements</text:span><text:span text:style-name="T11">.</text:span></text:p>
      <text:h text:style-name="P73" text:outline-level="2">Memory Leaks</text:h>
      <text:p text:style-name="P44"><text:span text:style-name="T11">If heap memory is allocated, but never deallocated, a memory leak occurs.</text:span></text:p>
      <text:p text:style-name="P44"><text:span text:style-name="T11">The result would be that the heap gradually fill</text:span><text:span text:style-name="T13">s</text:span><text:span text:style-name="T11"> up as there continue</text:span><text:span text:style-name="T13">s</text:span><text:span text:style-name="T11"> to be allocation requests, </text:span><text:span text:style-name="T13">and while there </text:span><text:span text:style-name="T11">continues to be no deallocation requests. Meaning we would end up with a heap that is not able to return a free block of memory, so the program stops working, and in turn, crashes.</text:span></text:p>
      <text:p text:style-name="P44"><text:span text:style-name="T11">For procedural programs that has one specific task, and once it’s done with that, it ends, memory leaks aren’t really an </text:span><text:span text:style-name="T16">issue</text:span><text:span text:style-name="T11">, </text:span><text:span text:style-name="T13">although they can occur</text:span><text:span text:style-name="T11">. </text:span><text:span text:style-name="T13">They do not pose a real threat.</text:span></text:p>
      <text:p text:style-name="P44"><text:span text:style-name="T11">For programs that may run for an indeterminate amount of time, memory leaks can cause massive problems.</text:span></text:p>
      <text:p text:style-name="P44"><text:span text:style-name="T11">Many commercial programs have memory leaks, so when left running for too long, it may result in a crash due to the heap filling up.</text:span></text:p>
      <text:h text:style-name="P74" text:outline-level="2">Ownership</text:h>
      <text:p text:style-name="P45"><text:span text:style-name="T12">A</text:span><text:span text:style-name="T11">s one function allocates memory and passes the pointer to that block, a new problem arises: </text:span><text:span text:style-name="T16">someone </text:span><text:span text:style-name="T11">has to deallocate the block. The term for this is </text:span><text:span text:style-name="T16">ownership</text:span><text:span text:style-name="T11">.</text:span></text:p>
      <text:p text:style-name="P45"><text:span text:style-name="T11">The called function passes the ownership </text:span><text:span text:style-name="T14">and responsibility</text:span><text:span text:style-name="T11"> of the pointer (and memory) to the caller. As we already know, the owner of a memory block </text:span><text:span text:style-name="T16">must </text:span><text:span text:style-name="T11">deallocate it once it’s done, therefore, the caller must deallocate the memory block.</text:span></text:p>
      <text:p text:style-name="P46"><text:span text:style-name="T11">Every block of memory has exactly </text:span><text:span text:style-name="T15">one </text:span><text:span text:style-name="T11">owner, who takes responsibility for deallocating it. Other entities can have pointers, but they are just sharing.</text:span></text:p>
      <text:p text:style-name="P46"><text:span text:style-name="T11">Good documentation is required to make sure that the ownership gets handeled.</text:span></text:p>
      <text:h text:style-name="P75" text:outline-level="2">Ownership Models</text:h>
      <text:p text:style-name="P47"><text:span text:style-name="T17">Caller ownership: </text:span><text:span text:style-name="T11">The caller owns its own memory. The caller may pass pointers to share it with the callees, but they should </text:span><text:span text:style-name="T17">not </text:span><text:span text:style-name="T11">disrupt the caller’s memory.</text:span></text:p>
      <text:p text:style-name="P47"><text:span text:style-name="T17">Callee allocated and returned: </text:span><text:span text:style-name="T11">Callee allocates memory and returns it to the caller. This new memory is then passed to the caller so they can see the result, and the caller then takes ownership of the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6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2:02:49.926706479</meta:creation-date>
    <dc:date>2018-12-18T13:46:19.795784396</dc:date>
    <meta:editing-duration>PT2H42M29S</meta:editing-duration>
    <meta:editing-cycles>18</meta:editing-cycles>
    <meta:generator>LibreOffice/6.1.3.2$Linux_X86_64 LibreOffice_project/10$Build-2</meta:generator>
    <meta:document-statistic meta:table-count="0" meta:image-count="0" meta:object-count="0" meta:page-count="10" meta:paragraph-count="184" meta:word-count="3392" meta:character-count="19640" meta:non-whitespace-character-count="16430"/>
  </office:meta>
</office:document-meta>
</file>